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2"/>
    <style:style style:name="P11" style:family="paragraph" style:parent-style-name="Standard" style:list-style-name="L3"/>
    <style:style style:name="P12" style:family="paragraph" style:parent-style-name="Heading_20_2">
      <style:text-properties style:text-underline-style="none"/>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5"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6" style:family="paragraph" style:parent-style-name="Standard" style:list-style-name="L4">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1" style:family="paragraph" style:parent-style-name="Standard" style:list-style-name="L9">
      <style:text-properties fo:color="#000000" style:font-name="Times New Roman" fo:font-size="12pt" style:font-name-asian="BNKFGP+TimesNewRoman" style:font-size-asian="12pt" style:font-name-complex="BNKFGP+TimesNewRoman" style:font-size-complex="12pt"/>
    </style:style>
    <style:style style:name="P22"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3"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4" style:family="paragraph" style:parent-style-name="Heading_20_4" style:list-style-name="L11"/>
    <style:style style:name="P25" style:family="paragraph" style:parent-style-name="Heading_20_4" style:list-style-name="L12"/>
    <style:style style:name="P26" style:family="paragraph" style:parent-style-name="Standard" style:list-style-name="L13">
      <style:text-properties style:font-name="Times New Roman" fo:font-size="12pt" style:font-size-asian="12pt" style:font-size-complex="12pt"/>
    </style:style>
    <style:style style:name="P27" style:family="paragraph" style:parent-style-name="Normal" style:list-style-name="L13">
      <style:text-properties fo:color="#000000" style:font-name="Times New Roman" fo:font-size="12pt" style:font-name-asian="BNKFGP+TimesNewRoman" style:font-size-asian="12pt" style:font-name-complex="BNKFGP+TimesNewRoman" style:font-size-complex="12pt"/>
    </style:style>
    <style:style style:name="P28"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29" style:family="paragraph" style:parent-style-name="Text_20_body" style:list-style-name="L14">
      <style:paragraph-properties fo:margin-top="0cm" fo:margin-bottom="0cm"/>
    </style:style>
    <style:style style:name="P30" style:family="paragraph" style:parent-style-name="Text_20_body" style:list-style-name="L14"/>
    <style:style style:name="P31" style:family="paragraph" style:parent-style-name="Text_20_body" style:list-style-name="L15">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32" style:family="paragraph" style:parent-style-name="Text_20_body" style:list-style-name="L16">
      <style:paragraph-properties fo:margin-top="0cm" fo:margin-bottom="0cm"/>
    </style:style>
    <style:style style:name="P33" style:family="paragraph" style:parent-style-name="Text_20_body" style:list-style-name="L16"/>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asian="BNKFGP+TimesNewRoman" style:font-name-complex="BNKFGP+TimesNewRoman"/>
    </style:style>
    <style:style style:name="T4" style:family="text">
      <style:text-properties fo:color="#000000" style:font-name-asian="BNKJDM+TimesNewRoman,Italic" style:font-name-complex="BNKJDM+TimesNewRoman,Italic"/>
    </style:style>
    <style:style style:name="T5" style:family="text">
      <style:text-properties style:font-name-asian="BNKJDM+TimesNewRoman,Italic" style:font-name-complex="BNKJDM+TimesNewRoman,Italic"/>
    </style:style>
    <style:style style:name="T6" style:family="text">
      <style:text-properties fo:color="#000000" style:font-name="Times New Roman" fo:font-size="12pt" style:font-name-asian="BNKFGP+TimesNewRoman" style:font-size-asian="12pt" style:font-name-complex="BNKFGP+TimesNewRoman" style:font-size-complex="12pt"/>
    </style:style>
    <style:style style:name="T7"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p text:style-name="P1">Anthony<text:span text:style-name="T2"> : Rappel du sujet</text:span></text:p>
      <text:p text:style-name="P2"/>
      <text:p text:style-name="P2"/>
      <text:h text:style-name="Heading_20_1" text:outline-level="1">But du sujet :</text:h>
      <text:p text:style-name="P2">- Situer la technologie étudiée dans son contexte avec ses objectifs</text:p>
      <text:p text:style-name="P2">- Présenter les solutions techniques qu'elle met en oeuvre</text:p>
      <text:p text:style-name="P2">- Discuter ses avantages / inconvénients et concurrents éventuels</text:p>
      <text:p text:style-name="P2"/>
      <text:h text:style-name="Heading_20_1" text:outline-level="1">Evaluation :</text:h>
      <text:p text:style-name="P2">- Contenu technique (et sa compréhension des orateurs)</text:p>
      <text:p text:style-name="P2">- Compréhension par les orateurs (pédagogie / qualité de présentation, tant oral qu'écrit)</text:p>
      <text:p text:style-name="P2"/>
      <text:h text:style-name="Heading_20_1" text:outline-level="1">Liens :</text:h>
      <text:p text:style-name="P2">- Implémentations existantes d'AODV : http://www.comnets.uni-bremen.de/~koo/manet-impl.html</text:p>
      <text:p text:style-name="P2">- Implémentations existantes de OLSR : http://www.comnets.uni-bremen.de/~koo/OLSR.html</text:p>
      <text:p text:style-name="P2">- Implémentations existantes de DSR : http://www.comnets.uni-bremen.de/~koo/DSR.html</text:p>
      <text:p text:style-name="P2">- Implémentations existantes de TBRPF : http://www.comnets.uni-bremen.de/~koo/TBRPF.html</text:p>
      <text:p text:style-name="P2">- OLSR/Windows (paris sans fil) : http://www.paris-sansfil.fr/OLSR/Windows</text:p>
      <text:p text:style-name="P2">- AODV (réseau citoyen, bruxelle) : <text:a xlink:type="simple" xlink:href="http://www.reseaucitoyen.be/wiki/index.php/AODV">http://www.reseaucitoyen.be/wiki/index.php/AODV</text:a></text:p>
      <text:p text:style-name="P2">- AODV (windows) : http://moment.cs.ucsb.edu/AODV/aodv-windows.html</text:p>
      <text:p text:style-name="P2">- OLSR (paris sans fil) : http://www.paris-sansfil.fr/OLS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Références<text:tab/>3</text:p>
          <text:p text:style-name="P5">AdHoc_Presentation.pdf<text:tab/>3</text:p>
          <text:p text:style-name="P5">ReseauxAdhoc.pdf<text:tab/>3</text:p>
          <text:p text:style-name="P4">Environnement mobile<text:tab/>3</text:p>
          <text:p text:style-name="P4">Réseau ad hoc<text:tab/>3</text:p>
          <text:p text:style-name="P5">Définition 1<text:tab/>3</text:p>
          <text:p text:style-name="P5">Définition 2<text:tab/>3</text:p>
          <text:p text:style-name="P5">Applications<text:tab/>4</text:p>
          <text:p text:style-name="P5">2 types de réseaux<text:tab/>4</text:p>
          <text:p text:style-name="P5">principes<text:tab/>4</text:p>
          <text:p text:style-name="P5">problèmes / handicaps<text:tab/>4</text:p>
          <text:p text:style-name="P4">Routage<text:tab/>4</text:p>
          <text:p text:style-name="P5">2 types de routage<text:tab/>4</text:p>
          <text:p text:style-name="P5">3 catégories de routage<text:tab/>4</text:p>
          <text:p text:style-name="P5">Performance<text:tab/>4</text:p>
          <text:p text:style-name="P6">Pro-actif<text:tab/>4</text:p>
          <text:p text:style-name="P7">DSDV<text:tab/>5</text:p>
          <text:p text:style-name="P7">FSR<text:tab/>5</text:p>
          <text:p text:style-name="P7">HSR<text:tab/>5</text:p>
          <text:p text:style-name="P7">DREAM<text:tab/>5</text:p>
          <text:p text:style-name="P6">Réactifs<text:tab/>5</text:p>
          <text:p text:style-name="P7">DSR (Dynamic Source Routing)<text:tab/>5</text:p>
          <text:p text:style-name="P7">AODV<text:tab/>6</text:p>
          <text:p text:style-name="P7">TORA<text:tab/>6</text:p>
          <text:p text:style-name="P7">RDMAR<text:tab/>6</text:p>
        </text:index-body>
      </text:table-of-content>
      <text:p text:style-name="Text_20_body"/>
      <text:h text:style-name="P8" text:outline-level="1">Références</text:h>
      <text:h text:style-name="Heading_20_2" text:outline-level="2">AdHoc_Presentation.pdf</text:h>
      <text:p text:style-name="P9">(document principal pour la création de ce document)</text:p>
      <text:p text:style-name="P9">=&gt; couvre notre sujet (AODV et DSR)</text:p>
      <text:p text:style-name="P9">=&gt; très bon document pour présenter les protocoles de routage en général.</text:p>
      <text:h text:style-name="Heading_20_2" text:outline-level="2">ReseauxAdhoc.pdf</text:h>
      <text:p text:style-name="P9">(http://www.lia.univ-avignon.fr/chercheurs/lemlouma/courses/ReseauxAdHoc.pdf)</text:p>
      <text:p text:style-name="P9">=&gt; couvre notre sujet (AODV et DSR)</text:p>
      <text:p text:style-name="P9">=&gt; plus complet et plus concret, à l'air plus sérieux</text:p>
      <text:p text:style-name="P9">=&gt; ne parle pas vraiment des protocoles dans le détail</text:p>
      <text:h text:style-name="Heading_20_1" text:outline-level="1">Environnement mobile</text:h>
      <text:p text:style-name="P1">But:</text:p>
      <text:list text:style-name="L2">
        <text:list-item>
          <text:list>
            <text:list-item>
              <text:p text:style-name="P10">câblage souvent onéreux</text:p>
            </text:list-item>
            <text:list-item>
              <text:p text:style-name="P10">flexibilité d'emploi</text:p>
            </text:list-item>
            <text:list-item>
              <text:p text:style-name="P10">dispersion de l'infrastructure pour une couverture globale</text:p>
            </text:list-item>
            <text:list-item>
              <text:p text:style-name="P10">solution de réseau pour les zones très peu peuplées (opérateurs ne couvrent pas)</text:p>
            </text:list-item>
          </text:list>
        </text:list-item>
      </text:list>
      <text:p text:style-name="Standard"/>
      <text:p text:style-name="P1">Exemples:</text:p>
      <text:list text:style-name="L3">
        <text:list-item>
          <text:list>
            <text:list-item>
              <text:p text:style-name="P11">GSM (pas adhoc)</text:p>
            </text:list-item>
            <text:list-item>
              <text:p text:style-name="P11">aéroports, hôtels (espaces peu équipés en infrastructure de communication lourde)</text:p>
            </text:list-item>
          </text:list>
        </text:list-item>
      </text:list>
      <text:h text:style-name="Heading_20_1" text:outline-level="1">Réseau ad hoc</text:h>
      <text:h text:style-name="P12" text:outline-level="2">Définition 1</text:h>
      <text:p text:style-name="P13">C'<text:span text:style-name="T3">est une collection d'entités mobiles interconnectées par une technologie sans fil formant un réseau temporaire sans l'aide de toute administration ou de tout support fixe.</text:span></text:p>
      <text:h text:style-name="P12" text:outline-level="2">Définition 2</text:h>
      <text:p text:style-name="P14">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4"/>
      <text:p text:style-name="P14"/>
      <text:p text:style-name="P15">« L'accès à l'information n'importe ou et n'importe quand »</text:p>
      <text:h text:style-name="Heading_20_2" text:outline-level="2">Applications</text:h>
      <text:list text:style-name="L4">
        <text:list-item>
          <text:list>
            <text:list-item>
              <text:p text:style-name="P16">opérations de tactiques (militaires, secours, ...)</text:p>
            </text:list-item>
          </text:list>
        </text:list-item>
      </text:list>
      <text:h text:style-name="Heading_20_2" text:outline-level="2">2 types de réseaux</text:h>
      <text:list text:style-name="L5">
        <text:list-item>
          <text:list>
            <text:list-item>
              <text:p text:style-name="P17">avec infrastructure</text:p>
            </text:list-item>
            <text:list-item>
              <text:p text:style-name="P17">sans infrastructure</text:p>
            </text:list-item>
          </text:list>
        </text:list-item>
      </text:list>
      <text:h text:style-name="Heading_20_2" text:outline-level="2">principes</text:h>
      <text:list text:style-name="L6">
        <text:list-item>
          <text:list>
            <text:list-item>
              <text:p text:style-name="P18">aucune administration centralisée</text:p>
            </text:list-item>
            <text:list-item>
              <text:p text:style-name="P18">aucune limitation de taille (sécurité limitée)</text:p>
            </text:list-item>
            <text:list-item>
              <text:p text:style-name="P18">topologie dynamique</text:p>
            </text:list-item>
            <text:list-item>
              <text:p text:style-name="P18">bande passante limitée</text:p>
            </text:list-item>
            <text:list-item>
              <text:p text:style-name="P18">contraintes d'énergie</text:p>
            </text:list-item>
          </text:list>
        </text:list-item>
      </text:list>
      <text:h text:style-name="Heading_20_2" text:outline-level="2">problèmes / handicaps</text:h>
      <text:list text:style-name="L7">
        <text:list-item>
          <text:list>
            <text:list-item>
              <text:p text:style-name="P19">liens asymétriques (affaiblissements, déphasage dû aux réflexions du signal, évanouissement – fading –, bonne réception dans un sens, mauvaise dans l'autre, routes inverses pas forcément les mêmes que les routes directes)</text:p>
            </text:list-item>
            <text:list-item>
              <text:p text:style-name="P19">interférences (erreurs, diminutions des performances)</text:p>
            </text:list-item>
            <text:list-item>
              <text:p text:style-name="P19">mobilité des noeuds (modification de la topologie, modification du tracé des routes lors des échanges de paquets)</text:p>
            </text:list-item>
          </text:list>
        </text:list-item>
      </text:list>
      <text:h text:style-name="Heading_20_1" text:outline-level="1">Routage</text:h>
      <text:h text:style-name="Heading_20_2" text:outline-level="2">2 types de routage</text:h>
      <text:list text:style-name="L8">
        <text:list-item>
          <text:list>
            <text:list-item>
              <text:p text:style-name="P20">pro-actif (routes établies à l'avance =&gt; échange de tables de routage)</text:p>
            </text:list-item>
            <text:list-item>
              <text:p text:style-name="P20">réactif (recherche des routes à la demande)</text:p>
            </text:list-item>
          </text:list>
        </text:list-item>
      </text:list>
      <text:h text:style-name="Heading_20_2" text:outline-level="2">3 catégories de routage</text:h>
      <text:list text:style-name="L9">
        <text:list-item>
          <text:list>
            <text:list-item>
              <text:p text:style-name="P21">vecteur de distance (AODV et DSDV)</text:p>
            </text:list-item>
            <text:list-item>
              <text:p text:style-name="P21">routage à la source (DSR)</text:p>
            </text:list-item>
            <text:list-item>
              <text:p text:style-name="P21">état du lien (OLSR)</text:p>
            </text:list-item>
          </text:list>
        </text:list-item>
      </text:list>
      <text:h text:style-name="Heading_20_2" text:outline-level="2">Performance</text:h>
      <text:list text:style-name="L10">
        <text:list-item>
          <text:list>
            <text:list-item>
              <text:p text:style-name="P22">réseau dense : protocole réactif très couteux</text:p>
            </text:list-item>
            <text:list-item>
              <text:p text:style-name="P22">réseau fluide : échange abusif d'informations pour le protocole proactif, pour les tables de routage de faible taille</text:p>
            </text:list-item>
          </text:list>
        </text:list-item>
      </text:list>
      <text:h text:style-name="Heading_20_3" text:outline-level="3">Pro-actif</text:h>
      <text:p text:style-name="P23">échange régulier de paquets de contrôle pour créer les tables de routage</text:p>
      <text:p text:style-name="P23">des tables de routage dynamiques permettent de tracer la route optimale</text:p>
      <text:list text:style-name="L11">
        <text:list-item>
          <text:list>
            <text:list-header>
              <text:h text:style-name="P24" text:outline-level="4" text:is-list-header="true">DSDV</text:h>
            </text:list-header>
          </text:list>
        </text:list-item>
      </text:list>
      <text:p text:style-name="P14">(Bellman-Ford + améliorations)</text:p>
      <text:list text:style-name="L11">
        <text:list-item>
          <text:list>
            <text:list-header>
              <text:h text:style-name="P24" text:outline-level="4" text:is-list-header="true">FSR</text:h>
            </text:list-header>
          </text:list>
        </text:list-item>
      </text:list>
      <text:p text:style-name="P14">(oeil de poisson)</text:p>
      <text:list text:style-name="L11">
        <text:list-item>
          <text:list>
            <text:list-header>
              <text:h text:style-name="P24" text:outline-level="4" text:is-list-header="true">HSR</text:h>
            </text:list-header>
          </text:list>
        </text:list-item>
      </text:list>
      <text:p text:style-name="P14">(hiérarchie)</text:p>
      <text:list text:style-name="L11">
        <text:list-item>
          <text:list>
            <text:list-header>
              <text:h text:style-name="P24" text:outline-level="4" text:is-list-header="true">DREAM</text:h>
            </text:list-header>
          </text:list>
        </text:list-item>
      </text:list>
      <text:p text:style-name="P14">(inondation avec les données de localisation)</text:p>
      <text:p text:style-name="P14"/>
      <text:h text:style-name="Heading_20_3" text:outline-level="3">Réactifs</text:h>
      <text:p text:style-name="P23">aucun échange de paquets de contrôle pour construire des tables de routage</text:p>
      <text:p text:style-name="P23">inondation</text:p>
      <text:p text:style-name="P23">consommation de beaucoup de ressources pour découvrir une simple route entre 2 points du réseau.</text:p>
      <text:list text:style-name="L12">
        <text:list-item>
          <text:list>
            <text:list-header>
              <text:h text:style-name="P25" text:outline-level="4" text:is-list-header="true">DSR (Dynamic Source Routing)</text:h>
            </text:list-header>
          </text:list>
        </text:list-item>
      </text:list>
      <text:p text:style-name="P14">Diffusion d'un paquet ROUTE REQUEST par la source en ajoutant le n°&lt;source&gt; dans le champ ROUTE RECORD de la trame.</text:p>
      <text:p text:style-name="P14">Les noeuds suivants diffusent à leur voisin en ajoutant leur n°.</text:p>
      <text:p text:style-name="P14">Lorsque la première trame arrive au destinataire, cette dernière est acceptée. Elle envoie une trame ROUTE REPLY à la source avec le chemin le meilleur.</text:p>
      <text:p text:style-name="P14">La source contient un ROUTE CACHE pour stocker la route.</text:p>
      <text:p text:style-name="P14"/>
      <text:p text:style-name="P14">Procédure de maintenance de routes :</text:p>
      <text:list text:style-name="L13">
        <text:list-item>
          <text:list>
            <text:list-item>
              <text:p text:style-name="P26"><text:span text:style-name="T3">Quand un noeud détecte un problème fatal de transmission, à l'aide de sa couche de liaison, un message </text:span><text:span text:style-name="T4">erreur de route ROUTE ERROR</text:span><text:span text:style-name="T3"> est envoyé à l'émetteur original du paquet.</text:span></text:p>
            </text:list-item>
            <text:list-item>
              <text:p text:style-name="P27">Le message d'erreur contient l'adresse du noeud qui a détecté l'erreur et celle du noeud qui le suit dans le chemin.</text:p>
            </text:list-item>
            <text:list-item>
              <text:p text:style-name="P27">Lors de la réception du paquet <text:span text:style-name="T5">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4"/>
      <text:p text:style-name="P14">Le chemin d'acheminement est contenu dans l'ensemble des trames.</text:p>
      <text:p text:style-name="P14">=&gt; Les noeuds de transit ne stockent pas les routes.</text:p>
      <text:p text:style-name="P14">=&gt; Absence de boucle.</text:p>
      <text:p text:style-name="P14"/>
      <text:p text:style-name="P14">Faiblesse: liens asymétriques =&gt; « ROUTE REPLY » ne peut pas prendre en sens inverse le trajet suivi par « ROUTE REQUEST » =&gt; il faut procéder par inondation pour revenir à la source.</text:p>
      <text:p text:style-name="P14"/>
      <text:p text:style-name="P14"/>
      <text:p text:style-name="P28">Projets DSR</text:p>
      <text:list text:style-name="L14">
        <text:list-item>
          <text:p text:style-name="P29"><text:span text:style-name="T6">DSR-UU, </text:span><text:a xlink:type="simple" xlink:href="http://core.it.uu.se/AdHoc/DsrUUImpl"><text:span text:style-name="T7">http://core.it.uu.se/AdHoc/DsrUUImpl</text:span></text:a></text:p>
        </text:list-item>
        <text:list-item>
          <text:p text:style-name="P29">picoNet - DSR implementation, <text:a xlink:type="simple" xlink:href="http://piconet.sourceforge.net/">http://piconet.sourceforge.net/</text:a> </text:p>
        </text:list-item>
        <text:list-item>
          <text:p text:style-name="P29">Monarch implementation of DSR, <text:a xlink:type="simple" xlink:href="http://www.monarch.cs.rice.edu/dsr-impl.html">http://www.monarch.cs.rice.edu/dsr-impl.html</text:a> </text:p>
        </text:list-item>
        <text:list-item>
          <text:p text:style-name="P30">UC Boulder implementation of DSR, <text:a xlink:type="simple" xlink:href="http://pecolab.colorado.edu/DSR.html">http://pecolab.colorado.edu/DSR.html</text:a> </text:p>
        </text:list-item>
      </text:list>
      <text:p text:style-name="P14"/>
      <text:list text:style-name="L12">
        <text:list-item>
          <text:list>
            <text:list-header>
              <text:h text:style-name="P25" text:outline-level="4" text:is-list-header="true">AODV</text:h>
            </text:list-header>
          </text:list>
        </text:list-item>
      </text:list>
      <text:p text:style-name="P14">(amélioration de DSDV)</text:p>
      <text:p text:style-name="P28">Projets AODV:</text:p>
      <text:list text:style-name="L15">
        <text:list-item>
          <text:p text:style-name="P31">Ad-hoc Support Library and AODV-UIUC, <text:a xlink:type="simple" xlink:href="http://aslib.sourceforge.net/">http://aslib.sourceforge.net</text:a> </text:p>
        </text:list-item>
      </text:list>
      <text:list text:style-name="L16">
        <text:list-item>
          <text:p text:style-name="P32">Embedded AODV &amp; TORA, <text:a xlink:type="simple" xlink:href="http://www.nova-eng.com/novaroam.html">http://www.nova-eng.com/novaroam.html</text:a> </text:p>
        </text:list-item>
        <text:list-item>
          <text:p text:style-name="P32">AODV-UCSB, <text:a xlink:type="simple" xlink:href="http://moment.cs.ucsb.edu/AODV/aodv.html#Implementations">http://moment.cs.ucsb.edu/AODV/aodv.html#Implementations</text:a> </text:p>
        </text:list-item>
        <text:list-item>
          <text:p text:style-name="P32">AODV-UU, <text:a xlink:type="simple" xlink:href="http://core.it.uu.se/adhoc">http://core.it.uu.se/adhoc</text:a> </text:p>
        </text:list-item>
        <text:list-item>
          <text:p text:style-name="P32">HUT AODV for IPv6, <text:a xlink:type="simple" xlink:href="http://www.tml.hut.fi/%7Eajtuomin/manet/aodv/">http://www.tml.hut.fi/~ajtuomin/manet/aodv/</text:a> </text:p>
        </text:list-item>
        <text:list-item>
          <text:p text:style-name="P32">AODV for IPv6 (Based on AODV-UU), <text:a xlink:type="simple" xlink:href="http://www.crl.se/?go=aodv6">http://www.crl.se/?go=aodv6</text:a> </text:p>
        </text:list-item>
        <text:list-item>
          <text:p text:style-name="P33">AODV Kernel, <text:a xlink:type="simple" xlink:href="http://w3.antd.nist.gov/wctg/aodv_kernel/">http://w3.antd.nist.gov/wctg/aodv_kernel/</text:a> </text:p>
        </text:list-item>
      </text:list>
      <text:list text:style-name="L12">
        <text:list-item>
          <text:list>
            <text:list-header>
              <text:h text:style-name="P25" text:outline-level="4" text:is-list-header="true">TORA</text:h>
            </text:list-header>
          </text:list>
        </text:list-item>
      </text:list>
      <text:p text:style-name="P14">(stockage de plusieurs chemins de destination)</text:p>
      <text:list text:style-name="L12">
        <text:list-item>
          <text:list>
            <text:list-header>
              <text:h text:style-name="P25" text:outline-level="4" text:is-list-header="true">RDMAR</text:h>
            </text:list-header>
          </text:list>
        </text:list-item>
      </text:list>
      <text:p text:style-name="P14">(utilise un nouveau mécanisme de découverte des routes: Micro-découverte de Distance Relative – RDM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next-style-name="Standard" style:class="text">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papuch papuch</meta:initial-creator>
    <meta:creation-date>2005-12-21T11:04:07</meta:creation-date>
    <dc:date>2006-01-04T22:12:32</dc:date>
    <dc:language>fr-FR</dc:language>
    <meta:editing-cycles>79</meta:editing-cycles>
    <meta:editing-duration>PT3H18M26S</meta:editing-duration>
    <meta:user-defined meta:name="Info 1"/>
    <meta:user-defined meta:name="Info 2"/>
    <meta:user-defined meta:name="Info 3"/>
    <meta:user-defined meta:name="Info 4"/>
    <meta:document-statistic meta:table-count="0" meta:image-count="0" meta:object-count="0" meta:page-count="6" meta:paragraph-count="142" meta:word-count="960" meta:character-count="6613"/>
  </office:meta>
</office:document-meta>
</file>